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OpenSymbol2" fo:font-size="26pt" style:font-name-asian="OpenSymbol2" style:font-size-asian="26pt" style:font-name-complex="OpenSymbol2" style:font-size-complex="26pt"/>
    </style:style>
    <style:style style:name="T3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5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6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2.7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4.8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6.9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5.167cm" svg:y="4.122cm">
          <draw:text-box>
            <text:p><text:span text:style-name="T4">0</text:span></text:p>
          </draw:text-box>
        </draw:frame>
        <draw:frame draw:style-name="gr2" draw:text-style-name="P4" draw:layer="layout" svg:width="1.209cm" svg:height="1.204cm" svg:x="7.067cm" svg:y="4.122cm">
          <draw:text-box>
            <text:p><text:span text:style-name="T4">1 </text:span></text:p>
          </draw:text-box>
        </draw:frame>
        <draw:frame draw:style-name="gr2" draw:text-style-name="P4" draw:layer="layout" svg:width="0.972cm" svg:height="1.204cm" svg:x="9.167cm" svg:y="4.122cm">
          <draw:text-box>
            <text:p><text:span text:style-name="T4">2</text:span></text:p>
          </draw:text-box>
        </draw:frame>
        <draw:frame draw:style-name="gr2" draw:text-style-name="P4" draw:layer="layout" svg:width="0.972cm" svg:height="1.204cm" svg:x="11.267cm" svg:y="4.122cm">
          <draw:text-box>
            <text:p><text:span text:style-name="T4">3</text:span></text:p>
          </draw:text-box>
        </draw:frame>
        <draw:frame draw:style-name="gr2" draw:text-style-name="P4" draw:layer="layout" svg:width="0.972cm" svg:height="1.204cm" svg:x="13.367cm" svg:y="4.122cm">
          <draw:text-box>
            <text:p><text:span text:style-name="T4">4</text:span></text:p>
          </draw:text-box>
        </draw:frame>
        <draw:frame draw:style-name="gr2" draw:text-style-name="P4" draw:layer="layout" svg:width="0.972cm" svg:height="1.204cm" svg:x="15.467cm" svg:y="4.122cm">
          <draw:text-box>
            <text:p><text:span text:style-name="T4">5</text:span></text:p>
          </draw:text-box>
        </draw:frame>
        <draw:frame draw:style-name="gr2" draw:text-style-name="P4" draw:layer="layout" svg:width="0.972cm" svg:height="1.204cm" svg:x="17.367cm" svg:y="4.122cm">
          <draw:text-box>
            <text:p><text:span text:style-name="T4">6</text:span></text:p>
          </draw:text-box>
        </draw:frame>
        <draw:custom-shape draw:style-name="gr1" draw:text-style-name="P1" draw:layer="layout" svg:width="2.165cm" svg:height="2.165cm" svg:x="19.0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1.1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3.2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5.3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7.466cm" svg:y="5.345cm">
          <text:p text:style-name="P1"><text:span text:style-name="T3">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0.972cm" svg:height="1.204cm" svg:x="19.667cm" svg:y="4.122cm">
          <draw:text-box>
            <text:p><text:span text:style-name="T4">7</text:span></text:p>
          </draw:text-box>
        </draw:frame>
        <draw:frame draw:style-name="gr2" draw:text-style-name="P4" draw:layer="layout" svg:width="0.972cm" svg:height="1.204cm" svg:x="21.767cm" svg:y="4.122cm">
          <draw:text-box>
            <text:p><text:span text:style-name="T4">8</text:span></text:p>
          </draw:text-box>
        </draw:frame>
        <draw:frame draw:style-name="gr2" draw:text-style-name="P4" draw:layer="layout" svg:width="0.972cm" svg:height="1.204cm" svg:x="23.867cm" svg:y="4.122cm">
          <draw:text-box>
            <text:p><text:span text:style-name="T4">9</text:span></text:p>
          </draw:text-box>
        </draw:frame>
        <draw:frame draw:style-name="gr2" draw:text-style-name="P4" draw:layer="layout" svg:width="1.442cm" svg:height="1.204cm" svg:x="25.767cm" svg:y="4.122cm">
          <draw:text-box>
            <text:p><text:span text:style-name="T4">10</text:span></text:p>
          </draw:text-box>
        </draw:frame>
        <draw:frame draw:style-name="gr2" draw:text-style-name="P4" draw:layer="layout" svg:width="1.442cm" svg:height="1.204cm" svg:x="27.767cm" svg:y="4.122cm">
          <draw:text-box>
            <text:p><text:span text:style-name="T4">11</text:span></text:p>
          </draw:text-box>
        </draw:frame>
        <draw:frame draw:style-name="gr2" draw:text-style-name="P5" draw:layer="layout" svg:width="9.43cm" svg:height="1.517cm" svg:x="11.776cm" svg:y="1.475cm">
          <draw:text-box>
            <text:p><text:span text:style-name="T5">{ </text:span><text:span text:style-name="T6">1</text:span><text:span text:style-name="T5">, 5, 4, 3, 8, 10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01:27.811936031</dc:date>
    <dc:creator>elucterio </dc:creator>
    <meta:editing-duration>PT1H42M59S</meta:editing-duration>
    <meta:editing-cycles>22</meta:editing-cycles>
    <meta:generator>LibreOffice/4.2.8.2$Linux_X86_64 LibreOffice_project/420m0$Build-2</meta:generator>
    <meta:document-statistic meta:object-count="25"/>
  </office:meta>
</office:document-meta>
</file>